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ec6c7"/>
    </style:style>
    <style:style style:name="P15" style:family="paragraph" style:parent-style-name="Table_20_Contents">
      <style:text-properties officeooo:rsid="001ec6c7" officeooo:paragraph-rsid="001ec6c7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ec6c7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70802799904" text:id="ct1403708027999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70802800192" text:id="ct1403708028001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70802800400" text:id="ct1403708028004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70802799552" text:id="ct1403708027995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70802802336" text:id="ct14037080280233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70802803792" text:id="ct1403708028037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70802799904"/><text:change-start text:change-id="ct140370802800192"/>Adopt<text:change-end text:change-id="ct140370802800192"/>ed<text:change-start text:change-id="ct140370802800400"/> as a <text:change-end text:change-id="ct140370802800400"/>NMRA <text:change-start text:change-id="ct140370802799552"/>Standard<text:change-end text:change-id="ct140370802799552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70802802336"/><text:change-start text:change-id="ct140370802803792"/>Version History<text:change-end text:change-id="ct1403708028037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8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31:45.19947591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5M10S</meta:editing-duration>
    <meta:generator>LibreOffice/4.4.0.3$MacOSX_X86_64 LibreOffice_project/de093506bcdc5fafd9023ee680b8c60e3e0645d7</meta:generator>
    <dc:date>2016-02-08T16:31:45.028539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88" meta:character-count="546" meta:non-whitespace-character-count="466"/>
  </office:meta>
</office:document-meta>
</file>